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0mm" svg:y="77.78mm">
            <draw:object draw:notify-on-update-of-ranges="Hoja1.A1:Hoja1.A3 Hoja1.A4:Hoja1.A6 Hoja1.B1:Hoja1.B3 Hoja1.B4:Hoja1.B6 Hoja1.A1:Hoja1.A3 Hoja1.A4:Hoja1.A6 Hoja1.C1:Hoja1.C3 Hoja1.C4:Hoja1.C6 Hoja1.A1:Hoja1.A3 Hoja1.A4:Hoja1.A6 Hoja1.D1:Hoja1.D3 Hoja1.D4:Hoja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4mm" svg:x="2.2mm" svg:y="176.37mm">
            <draw:object draw:notify-on-update-of-ranges="Hoja1.A10:Hoja1.A12 Hoja1.A13:Hoja1.A15 Hoja1.B10:Hoja1.B12 Hoja1.B13:Hoja1.B15 Hoja1.A10:Hoja1.A12 Hoja1.A13:Hoja1.A15 Hoja1.C10:Hoja1.C12 Hoja1.C13:Hoja1.C15 Hoja1.A10:Hoja1.A12 Hoja1.A13:Hoja1.A15 Hoja1.D10:Hoja1.D12 Hoja1.D13:Hoja1.D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ce3"/>
        <table:table-row table:style-name="ro1">
          <table:table-cell table:style-name="ce1" office:value-type="string" calcext:value-type="string" table:number-columns-spanned="4" table:number-rows-spanned="1">
            <text:p>PC LOCAL(4 NUCLEOS)</text:p>
          </table:table-cell>
          <table:covered-table-cell table:number-columns-repeated="2" table:style-name="ce4"/>
          <table:covered-table-cell table:style-name="ce6"/>
        </table:table-row>
        <table:table-row table:style-name="ro1">
          <table:table-cell table:style-name="ce2"/>
          <table:table-cell table:style-name="ce5" table:number-columns-repeated="2"/>
          <table:table-cell table:style-name="ce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ductio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14356" calcext:value-type="float">
            <text:p>1,4356E-05</text:p>
          </table:table-cell>
          <table:table-cell office:value-type="float" office:value="0.000913066" calcext:value-type="float">
            <text:p>0,000913066</text:p>
          </table:table-cell>
          <table:table-cell office:value-type="float" office:value="0.000027955" calcext:value-type="float">
            <text:p>2,7955E-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389751" calcext:value-type="float">
            <text:p>0,000389751</text:p>
          </table:table-cell>
          <table:table-cell office:value-type="float" office:value="0.00493211" calcext:value-type="float">
            <text:p>0,00493211</text:p>
          </table:table-cell>
          <table:table-cell office:value-type="float" office:value="0.001547972" calcext:value-type="float">
            <text:p>0,00154797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34102206" calcext:value-type="float">
            <text:p>0,034102206</text:p>
          </table:table-cell>
          <table:table-cell office:value-type="float" office:value="0.04941308" calcext:value-type="float">
            <text:p>0,04941308</text:p>
          </table:table-cell>
          <table:table-cell office:value-type="float" office:value="0.79427527" calcext:value-type="float">
            <text:p>0,79427527</text:p>
          </table:table-cell>
        </table:table-row>
        <table:table-row table:style-name="ro1" table:number-rows-repeated="3">
          <table:table-cell table:style-name="Default"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ATCGRID(12 NUCLEOS)</text:p>
          </table:table-cell>
          <table:covered-table-cell table:number-columns-repeated="2" table:style-name="ce4"/>
          <table:covered-table-cell table:style-name="ce6"/>
        </table:table-row>
        <table:table-row table:style-name="ro1">
          <table:table-cell table:style-name="ce2"/>
          <table:table-cell table:style-name="ce5" table:number-columns-repeated="2"/>
          <table:table-cell table:style-name="ce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ductio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7502" calcext:value-type="float">
            <text:p>7,502E-06</text:p>
          </table:table-cell>
          <table:table-cell office:value-type="float" office:value="0.000837028" calcext:value-type="float">
            <text:p>0,000837028</text:p>
          </table:table-cell>
          <table:table-cell office:value-type="float" office:value="0.000011359" calcext:value-type="float">
            <text:p>1,1359E-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9251" calcext:value-type="float">
            <text:p>9,251E-05</text:p>
          </table:table-cell>
          <table:table-cell office:value-type="float" office:value="0.009281362" calcext:value-type="float">
            <text:p>0,009281362</text:p>
          </table:table-cell>
          <table:table-cell office:value-type="float" office:value="0.010208792" calcext:value-type="float">
            <text:p>0,01020879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11643683" calcext:value-type="float">
            <text:p>0,111643683</text:p>
          </table:table-cell>
          <table:table-cell office:value-type="float" office:value="0.188434934" calcext:value-type="float">
            <text:p>0,188434934</text:p>
          </table:table-cell>
          <table:table-cell office:value-type="float" office:value="1.533006375" calcext:value-type="float">
            <text:p>1,533006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02:16:04.369412127</meta:creation-date>
    <dc:date>2018-04-20T02:32:38.036622746</dc:date>
    <meta:editing-duration>PT5M52S</meta:editing-duration>
    <meta:editing-cycles>1</meta:editing-cycles>
    <meta:document-statistic meta:table-count="1" meta:cell-count="32" meta:object-count="2"/>
    <meta:generator>LibreOffice/5.4.5.1$Linux_X86_64 LibreOffice_project/4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42cm" svg:y="0.316cm" chart:style-name="ch2">
          <text:p>Mi  PC</text:p>
        </chart:title>
        <chart:legend chart:legend-position="end" svg:x="12.909cm" svg:y="3.703cm" style:legend-expansion="high" chart:style-name="ch3"/>
        <chart:plot-area chart:style-name="ch4" table:cell-range-address="Hoja1.A1:Hoja1.D6" chart:data-source-has-labels="row" svg:x="0.32cm" svg:y="1.275cm" svg:width="12.269cm" svg:height="7.545cm">
          <chartooo:coordinate-region svg:x="1.047cm" svg:y="1.475cm" svg:width="11.078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Hoja1.B4:Hoja1.B6" chart:label-cell-address="Hoja1.B1:Hoja1.B3" chart:class="chart:scatter">
            <chart:domain table:cell-range-address="Hoja1.A4:Hoja1.A6"/>
            <chart:data-point chart:repeated="3"/>
          </chart:series>
          <chart:series chart:style-name="ch9" chart:values-cell-range-address="Hoja1.C4:Hoja1.C6" chart:label-cell-address="Hoja1.C1:Hoja1.C3" chart:class="chart:scatter">
            <chart:data-point chart:repeated="3"/>
          </chart:series>
          <chart:series chart:style-name="ch10" chart:values-cell-range-address="Hoja1.D4:Hoja1.D6" chart:label-cell-address="Hoja1.D1:Hoja1.D3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A</text:p>
                  </text:list-item>
                </text:list>
                <draw:g>
                  <svg:desc>Hoja1.B1:Hoja1.B3</svg:desc>
                </draw:g>
              </table:table-cell>
              <table:table-cell office:value-type="string">
                <text:p>B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B</text:p>
                  </text:list-item>
                </text:list>
                <draw:g>
                  <svg:desc>Hoja1.C1:Hoja1.C3</svg:desc>
                </draw:g>
              </table:table-cell>
              <table:table-cell office:value-type="string">
                <text:p>Reduction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Reduction</text:p>
                  </text:list-item>
                </text:list>
                <draw:g>
                  <svg:desc>Hoja1.D1:Hoja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Hoja1.A4:Hoja1.A6</svg:desc>
                </draw:g>
              </table:table-cell>
              <table:table-cell office:value-type="float" office:value="0.000014356">
                <text:p>0.000014356</text:p>
                <draw:g>
                  <svg:desc>Hoja1.B4:Hoja1.B6</svg:desc>
                </draw:g>
              </table:table-cell>
              <table:table-cell office:value-type="float" office:value="0.000913066">
                <text:p>0.000913066</text:p>
                <draw:g>
                  <svg:desc>Hoja1.C4:Hoja1.C6</svg:desc>
                </draw:g>
              </table:table-cell>
              <table:table-cell office:value-type="float" office:value="0.000027955">
                <text:p>0.000027955</text:p>
                <draw:g>
                  <svg:desc>Hoja1.D4:Hoja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389751">
                <text:p>0.000389751</text:p>
              </table:table-cell>
              <table:table-cell office:value-type="float" office:value="0.00493211">
                <text:p>0.00493211</text:p>
              </table:table-cell>
              <table:table-cell office:value-type="float" office:value="0.001547972">
                <text:p>0.001547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34102206">
                <text:p>0.034102206</text:p>
              </table:table-cell>
              <table:table-cell office:value-type="float" office:value="0.04941308">
                <text:p>0.04941308</text:p>
              </table:table-cell>
              <table:table-cell office:value-type="float" office:value="0.79427527">
                <text:p>0.794275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924cm" svg:y="0.316cm" chart:style-name="ch2">
          <text:p>ATCGRID</text:p>
        </chart:title>
        <chart:legend chart:legend-position="end" svg:x="12.907cm" svg:y="3.705cm" style:legend-expansion="high" chart:style-name="ch3"/>
        <chart:plot-area chart:style-name="ch4" table:cell-range-address="Hoja1.A10:Hoja1.D15" chart:data-source-has-labels="row" svg:x="0.319cm" svg:y="1.275cm" svg:width="12.269cm" svg:height="7.55cm">
          <chartooo:coordinate-region svg:x="1.046cm" svg:y="1.474cm" svg:width="11.077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oja1.B13:Hoja1.B15" chart:label-cell-address="Hoja1.B10:Hoja1.B12" chart:class="chart:scatter">
            <chart:domain table:cell-range-address="Hoja1.A13:Hoja1.A15"/>
            <chart:data-point chart:repeated="3"/>
          </chart:series>
          <chart:series chart:style-name="ch8" chart:values-cell-range-address="Hoja1.C13:Hoja1.C15" chart:label-cell-address="Hoja1.C10:Hoja1.C12" chart:class="chart:scatter">
            <chart:data-point chart:repeated="3"/>
          </chart:series>
          <chart:series chart:style-name="ch9" chart:values-cell-range-address="Hoja1.D13:Hoja1.D15" chart:label-cell-address="Hoja1.D10:Hoja1.D12" chart:class="chart:scatte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A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A</text:p>
                  </text:list-item>
                </text:list>
                <draw:g>
                  <svg:desc>Hoja1.B10:Hoja1.B12</svg:desc>
                </draw:g>
              </table:table-cell>
              <table:table-cell office:value-type="string">
                <text:p>B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B</text:p>
                  </text:list-item>
                </text:list>
                <draw:g>
                  <svg:desc>Hoja1.C10:Hoja1.C12</svg:desc>
                </draw:g>
              </table:table-cell>
              <table:table-cell office:value-type="string">
                <text:p>Reduction</text:p>
                <text:list>
                  <text:list-item>
                    <text:p/>
                  </text:list-item>
                  <text:list-item>
                    <text:p/>
                  </text:list-item>
                  <text:list-item>
                    <text:p>Reduction</text:p>
                  </text:list-item>
                </text:list>
                <draw:g>
                  <svg:desc>Hoja1.D10:Hoja1.D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Hoja1.A13:Hoja1.A15</svg:desc>
                </draw:g>
              </table:table-cell>
              <table:table-cell office:value-type="float" office:value="0.000007502">
                <text:p>0.000007502</text:p>
                <draw:g>
                  <svg:desc>Hoja1.B13:Hoja1.B15</svg:desc>
                </draw:g>
              </table:table-cell>
              <table:table-cell office:value-type="float" office:value="0.000837028">
                <text:p>0.000837028</text:p>
                <draw:g>
                  <svg:desc>Hoja1.C13:Hoja1.C15</svg:desc>
                </draw:g>
              </table:table-cell>
              <table:table-cell office:value-type="float" office:value="0.000011359">
                <text:p>0.000011359</text:p>
                <draw:g>
                  <svg:desc>Hoja1.D13:Hoja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09251">
                <text:p>0.00009251</text:p>
              </table:table-cell>
              <table:table-cell office:value-type="float" office:value="0.009281362">
                <text:p>0.009281362</text:p>
              </table:table-cell>
              <table:table-cell office:value-type="float" office:value="0.010208792">
                <text:p>0.0102087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111643683">
                <text:p>0.111643683</text:p>
              </table:table-cell>
              <table:table-cell office:value-type="float" office:value="0.188434934">
                <text:p>0.188434934</text:p>
              </table:table-cell>
              <table:table-cell office:value-type="float" office:value="1.533006375">
                <text:p>1.5330063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